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3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CosaBenchmarkDataLogger: started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79:void loop():measure:performance:1000560 us</text:p>
          </table:table-cell>
        </table:table-row>
        <table:table-row table:style-name="ro1">
          <table:table-cell office:value-type="string" calcext:value-type="string">
            <text:p>89:void loop():info:per sample:1000 us</text:p>
          </table:table-cell>
        </table:table-row>
        <table:table-row table:style-name="ro1">
          <table:table-cell office:value-type="string" calcext:value-type="string">
            <text:p>effective sample rate (1000 samples):0.9994 Ksps</text:p>
          </table:table-cell>
        </table:table-row>
        <table:table-row table:style-name="ro1">
          <table:table-cell office:value-type="string" calcext:value-type="string">
            <text:p>idle:77.4500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:void loop():measure:performance:500116 us</text:p>
          </table:table-cell>
        </table:table-row>
        <table:table-row table:style-name="ro1">
          <table:table-cell office:value-type="string" calcext:value-type="string">
            <text:p>112:void loop():info:per sample:500 us</text:p>
          </table:table-cell>
        </table:table-row>
        <table:table-row table:style-name="ro1">
          <table:table-cell office:value-type="string" calcext:value-type="string">
            <text:p>effective sample rate (1000 samples):1.9995 Ksps</text:p>
          </table:table-cell>
        </table:table-row>
        <table:table-row table:style-name="ro1">
          <table:table-cell office:value-type="string" calcext:value-type="string">
            <text:p>idle:0.0000%</text:p>
          </table:table-cell>
        </table:table-row>
        <table:table-row table:style-name="ro1">
          <table:table-cell office:value-type="string" calcext:value-type="string">
            <text:p>CosaBenchmarkDataLogger.ino:120:assert:true == false</text:p>
          </table:table-cell>
        </table:table-row>
        <table:table-row table:style-name="ro1" table:number-rows-repeated="1046565">
          <table:table-cell/>
        </table:table-row>
        <table:table-row table:style-name="ro1">
          <table:table-cell/>
        </table:table-row>
      </table:table>
      <table:table table:name="Sheet2" table:style-name="ta1">
        <table:shapes>
          <draw:frame draw:z-index="0" draw:style-name="gr1" draw:text-style-name="P1" svg:width="10.2512in" svg:height="4.1937in" svg:x="0.0004in" svg:y="0.0004in">
            <draw:object draw:notify-on-update-of-ranges="Sheet1.A2:Sheet1.A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10.2429in" svg:height="4.1453in" svg:x="0in" svg:y="0.0004in">
            <draw:object draw:notify-on-update-of-ranges="Sheet1.A1006:Sheet1.A200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22:17:56.109084355</dc:date>
    <meta:generator>LibreOffice/4.2.8.2$Linux_x86 LibreOffice_project/420m0$Build-2</meta:generator>
    <meta:editing-duration>P0D</meta:editing-duration>
    <meta:editing-cycles>1</meta:editing-cycles>
    <meta:document-statistic meta:table-count="3" meta:cell-count="20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39cm" svg:height="10.653cm" xlink:href=".." xlink:type="simple" chart:class="chart:bar" chart:style-name="ch1">
        <chart:legend chart:legend-position="end" svg:x="23.802cm" svg:y="5.027cm" style:legend-expansion="high" chart:style-name="ch2"/>
        <chart:plot-area chart:style-name="ch3" table:cell-range-address="Sheet1.A2:Sheet1.A1001" svg:x="0.52cm" svg:y="0.213cm" svg:width="22.762cm" svg:height="10.227cm">
          <chartooo:coordinate-region svg:x="1.327cm" svg:y="0.412cm" svg:width="21.955cm" svg:height="9.1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01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4">
                <text:p>374</text:p>
                <draw:g>
                  <svg:desc>Sheet1.A2:Sheet1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18cm" svg:height="10.53cm" xlink:href=".." xlink:type="simple" chart:class="chart:bar" chart:style-name="ch1">
        <chart:legend chart:legend-position="end" svg:x="23.78cm" svg:y="4.966cm" style:legend-expansion="high" chart:style-name="ch2"/>
        <chart:plot-area chart:style-name="ch3" table:cell-range-address="Sheet1.A1006:Sheet1.A2005" svg:x="0.52cm" svg:y="0.21cm" svg:width="22.741cm" svg:height="10.11cm">
          <chartooo:coordinate-region svg:x="1.327cm" svg:y="0.41cm" svg:width="21.934cm" svg:height="8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006:Sheet1.A2005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">
                <text:p>104</text:p>
                <draw:g>
                  <svg:desc>Sheet1.A1006:Sheet1.A20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